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style:line-height-at-least="0.1146in" fo:widows="1" fo:text-indent="0in" style:auto-text-indent="false"/>
    </style:style>
    <style:style style:name="T1" style:family="text">
      <style:text-properties fo:font-variant="normal" fo:text-transform="none" fo:color="#252525" style:font-name="sans-serif"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1"><text:span text:style-name="T1">The original picture (right) is first turned into a binary image (left) using a threshold and Gaussian filter. Then edges (mid) are found from it using canny edge detection. After this, all the edge points are used by the Circle Hough Transform to find underlying circle structure.</text:spa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Rankine</meta:initial-creator>
    <meta:creation-date>2016-02-19T17:36:52.791000000</meta:creation-date>
    <dc:date>2016-02-20T13:09:42.248000000</dc:date>
    <dc:creator>Steven Rankine</dc:creator>
    <meta:editing-duration>PT19H17M39S</meta:editing-duration>
    <meta:editing-cycles>1</meta:editing-cycles>
    <meta:document-statistic meta:table-count="0" meta:image-count="0" meta:object-count="0" meta:page-count="1" meta:paragraph-count="1" meta:word-count="47" meta:character-count="282" meta:non-whitespace-character-count="235"/>
    <meta:generator>LibreOffice/4.4.7.2$Windows_x86 LibreOffice_project/f3153a8b245191196a4b6b9abd1d0da16eead600</meta:generator>
  </office:meta>
</office:document-meta>
</file>